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.34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016cm" svg:height="1.016cm" svg:x="6.842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016cm" svg:height="1.016cm" svg:x="8.62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016cm" svg:height="1.016cm" svg:x="3.794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016cm" svg:height="1.016cm" svg:x="1.889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016cm" svg:height="1.016cm" svg:x="3.921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016cm" svg:height="1.016cm" svg:x="6.715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016cm" svg:height="1.016cm" svg:x="2.016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016cm" svg:height="1.016cm" svg:x="8.493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69cm" svg:y1="12.451cm" svg:x2="2.884cm" svg:y2="11.52cm" draw:start-shape="id1" draw:start-glue-point="5" draw:end-shape="id2" draw:end-glue-point="9" svg:d="m4069 12451-1185-931" svg:viewBox="0 0 1186 932">
          <text:p/>
        </draw:connector>
        <draw:connector draw:style-name="gr2" draw:text-style-name="P1" draw:layer="layout" draw:type="line" svg:x1="2.524cm" svg:y1="10.652cm" svg:x2="2.397cm" svg:y2="9.001cm" draw:start-shape="id2" draw:start-glue-point="4" draw:end-shape="id3" draw:end-glue-point="8" svg:d="m2524 10652-127-1651" svg:viewBox="0 0 128 1652">
          <text:p/>
        </draw:connector>
        <draw:connector draw:style-name="gr2" draw:text-style-name="P1" draw:layer="layout" draw:type="line" svg:x1="2.884cm" svg:y1="10.8cm" svg:x2="6.863cm" svg:y2="6.821cm" draw:start-shape="id2" draw:start-glue-point="11" draw:end-shape="id4" draw:end-glue-point="7" svg:d="m2884 10800 3979-3979" svg:viewBox="0 0 3980 3980">
          <text:p/>
        </draw:connector>
        <draw:connector draw:style-name="gr2" draw:text-style-name="P1" draw:layer="layout" draw:type="line" svg:x1="4.81cm" svg:y1="6.461cm" svg:x2="6.715cm" svg:y2="6.461cm" draw:start-shape="id5" draw:start-glue-point="10" draw:end-shape="id4" draw:end-glue-point="6" svg:d="m4810 6461h1905" svg:viewBox="0 0 1906 1">
          <text:p/>
        </draw:connector>
        <draw:connector draw:style-name="gr2" draw:text-style-name="P1" draw:layer="layout" draw:type="line" svg:x1="7.35cm" svg:y1="12.43cm" svg:x2="7.223cm" svg:y2="6.969cm" draw:start-shape="id6" draw:start-glue-point="4" draw:end-shape="id4" draw:end-glue-point="8" svg:d="m7350 12430-127-5461" svg:viewBox="0 0 128 5462">
          <text:p/>
        </draw:connector>
        <draw:connector draw:style-name="gr2" draw:text-style-name="P1" draw:layer="layout" draw:type="line" svg:x1="6.715cm" svg:y1="6.461cm" svg:x2="2.905cm" svg:y2="8.493cm" draw:start-shape="id4" draw:start-glue-point="6" draw:end-shape="id3" draw:end-glue-point="10" svg:d="m6715 6461-3810 2032" svg:viewBox="0 0 3811 2033">
          <text:p/>
        </draw:connector>
        <draw:connector draw:style-name="gr2" draw:text-style-name="P1" draw:layer="layout" draw:type="line" svg:x1="8.768cm" svg:y1="8.726cm" svg:x2="7.35cm" svg:y2="12.43cm" draw:start-shape="id7" draw:start-glue-point="7" draw:end-shape="id6" draw:end-glue-point="4" svg:d="m8768 8726-1418 3704" svg:viewBox="0 0 1419 3705">
          <text:p/>
        </draw:connector>
        <draw:connector draw:style-name="gr2" draw:text-style-name="P1" draw:layer="layout" draw:type="line" svg:x1="8.641cm" svg:y1="11.266cm" svg:x2="7.858cm" svg:y2="12.938cm" draw:start-shape="id8" draw:start-glue-point="7" draw:end-shape="id6" draw:end-glue-point="10" svg:d="m8641 11266-783 1672" svg:viewBox="0 0 784 1673">
          <text:p/>
        </draw:connector>
        <draw:connector draw:style-name="gr2" draw:text-style-name="P1" draw:layer="layout" draw:type="line" svg:x1="9.001cm" svg:y1="10.398cm" svg:x2="9.128cm" svg:y2="8.874cm" draw:start-shape="id8" draw:start-glue-point="4" draw:end-shape="id7" draw:end-glue-point="8" svg:d="m9001 10398 127-1524" svg:viewBox="0 0 128 1525">
          <text:p/>
        </draw:connector>
        <draw:frame draw:style-name="gr3" draw:layer="layout" svg:width="0.841cm" svg:height="0.962cm" svg:x="4.429cm" svg:y="8.62cm">
          <draw:text-box>
            <text:p>-</text:p>
          </draw:text-box>
        </draw:frame>
        <draw:frame draw:style-name="gr4" draw:layer="layout" svg:width="0.875cm" svg:height="0.962cm" svg:x="6.729cm" svg:y="9.128cm">
          <draw:text-box>
            <text:p>+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annes </meta:initial-creator>
    <meta:creation-date>2013-06-30T14:58:22</meta:creation-date>
    <dc:date>2013-06-30T15:11:35</dc:date>
    <dc:creator>Johannes </dc:creator>
    <meta:editing-duration>P0D</meta:editing-duration>
    <meta:editing-cycles>1</meta:editing-cycles>
    <meta:document-statistic meta:object-count="19"/>
    <meta:generator>LibreOffice/4.0.2.2$Linux_X86_64 LibreOffice_project/400m0$Build-2</meta:generator>
  </office:meta>
</office:document-meta>
</file>